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4 : Parcours d’arbres, taille, hauteur et arbres binaires</text:h>
      <text:h text:style-name="Heading_20_3" text:outline-level="3">Objectif</text:h>
      <text:p text:style-name="Text_20_body">Aujourd’hui, on apprend à parcourir un arbre et à reconnaître un arbre binaire.</text:p>
      <text:h text:style-name="Heading_20_3" text:outline-level="3">À la fin de la séance, je dois savoir :</text:h>
      <text:list text:style-name="L1">
        <text:list-item>
          <text:p text:style-name="P3">reconnaître un arbre binaire ; </text:p>
        </text:list-item>
        <text:list-item>
          <text:p text:style-name="P3">calculer taille et hauteur ; </text:p>
        </text:list-item>
        <text:list-item>
          <text:p text:style-name="P2">donner un parcours préfixe, infixe et suffixe. </text:p>
        </text:list-item>
      </text:list>
      <text:h text:style-name="Heading_20_1" text:outline-level="1">1. À retenir</text:h>
      <text:h text:style-name="Heading_20_2" text:outline-level="2">L’arbre binaire</text:h>
      <text:p text:style-name="Text_20_body">Un arbre binaire est un arbre dans lequel chaque nœud a <text:span text:style-name="Strong_20_Emphasis">au plus deux enfants</text:span>.</text:p>
      <text:h text:style-name="Heading_20_2" text:outline-level="2">Les trois parcours</text:h>
      <text:h text:style-name="Heading_20_3" text:outline-level="3">Préfixe</text:h>
      <text:p text:style-name="Text_20_body"><text:span text:style-name="Strong_20_Emphasis">racine, gauche, droite</text:span></text:p>
      <text:h text:style-name="Heading_20_3" text:outline-level="3">Infixe</text:h>
      <text:p text:style-name="Text_20_body"><text:span text:style-name="Strong_20_Emphasis">gauche, racine, droite</text:span></text:p>
      <text:h text:style-name="Heading_20_3" text:outline-level="3">Suffixe</text:h>
      <text:p text:style-name="Text_20_body"><text:span text:style-name="Strong_20_Emphasis">gauche, droite, racine</text:span></text:p>
      <text:h text:style-name="Heading_20_2" text:outline-level="2">Taille</text:h>
      <text:p text:style-name="Text_20_body">La taille d’un arbre est le <text:span text:style-name="Strong_20_Emphasis">nombre total de nœuds</text:span>.</text:p>
      <text:h text:style-name="Heading_20_2" text:outline-level="2">Hauteur</text:h>
      <text:p text:style-name="Text_20_body">Dans cette séance, la hauteur est le <text:span text:style-name="Strong_20_Emphasis">nombre d’arêtes du plus long chemin entre la racine et une feuille</text:span>.</text:p>
      <text:p text:style-name="Text_20_body"/>
      <text:p text:style-name="Text_20_body"/>
      <text:p text:style-name="Text_20_body"/>
      <text:h text:style-name="Heading_20_1" text:outline-level="1"><text:soft-page-break/>2. Exemple guidé</text:h>
      <text:p text:style-name="Text_20_body">On considère l’arbre binaire suivant :</text:p>
      <text:section text:style-name="Sect1" text:name="code-block-viewer">
        <text:p text:style-name="P1"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4"/>/ \ <text:s text:c="2"/>/ \</text:p>
        <text:p text:style-name="Preformatted_20_Text"><text:s text:c="3"/>D <text:s text:c="2"/>E F <text:s text:c="2"/>G</text:p>
      </text:section>
      <text:h text:style-name="Heading_20_3" text:outline-level="3">Questions</text:h>
      <text:list text:style-name="L2">
        <text:list-item>
          <text:p text:style-name="P5">Cet arbre est-il binaire ?<text:line-break/>.................................................................... </text:p>
        </text:list-item>
        <text:list-item>
          <text:p text:style-name="P5">Quelles sont les feuilles ?<text:line-break/>.................................................................... </text:p>
        </text:list-item>
        <text:list-item>
          <text:p text:style-name="P5">Quels sont les nœuds internes ?<text:line-break/>.................................................................... </text:p>
        </text:list-item>
        <text:list-item>
          <text:p text:style-name="P5">Quelle est la taille ?<text:line-break/>.................................................................... </text:p>
        </text:list-item>
        <text:list-item>
          <text:p text:style-name="P5">Quelle est la hauteur ?<text:line-break/>.................................................................... </text:p>
        </text:list-item>
        <text:list-item>
          <text:p text:style-name="P5">Donner le parcours préfixe :<text:line-break/>.................................................................... </text:p>
        </text:list-item>
        <text:list-item>
          <text:p text:style-name="P5">Donner le parcours infixe :<text:line-break/>.................................................................... </text:p>
        </text:list-item>
        <text:list-item>
          <text:p text:style-name="P4">Donner le parcours suffixe :<text:line-break/>.................................................................... </text:p>
        </text:list-item>
      </text:list>
      <text:h text:style-name="Heading_20_1" text:outline-level="1">3. Exercices</text:h>
      <text:h text:style-name="Heading_20_2" text:outline-level="2">Exercice 1</text:h>
      <text:p text:style-name="Text_20_body">Compléter :</text:p>
      <text:list text:style-name="L3">
        <text:list-item>
          <text:p text:style-name="P7">Un arbre binaire est<text:line-break/>.................................................................... </text:p>
        </text:list-item>
        <text:list-item>
          <text:p text:style-name="P7">En parcours préfixe, la racine est<text:line-break/>.................................................................... </text:p>
        </text:list-item>
        <text:list-item>
          <text:p text:style-name="P7">En parcours infixe, la racine est<text:line-break/>.................................................................... </text:p>
        </text:list-item>
        <text:list-item>
          <text:p text:style-name="P6">En parcours suffixe, la racine est<text:line-break/>.................................................................... </text:p>
        </text:list-item>
      </text:list>
      <text:p text:style-name="Text_20_body"/>
      <text:p text:style-name="Text_20_body"/>
      <text:h text:style-name="Heading_20_2" text:outline-level="2"><text:soft-page-break/>Exercice 2</text:h>
      <text:p text:style-name="Text_20_body">On considère l’arbre :</text:p>
      <text:section text:style-name="Sect1" text:name="Section1">
        <text:p text:style-name="P1"><text:bookmark text:name="code-block-viewer"/><text:s text:c="10"/>M</text:p>
        <text:p text:style-name="Preformatted_20_Text"><text:s text:c="8"/>/ <text:s text:c="2"/>\</text:p>
        <text:p text:style-name="Preformatted_20_Text"><text:s text:c="7"/>N <text:s text:c="4"/>O</text:p>
        <text:p text:style-name="Preformatted_20_Text"><text:s text:c="6"/>/ <text:s text:c="4"/>/ \</text:p>
        <text:p text:style-name="Preformatted_20_Text"><text:s text:c="5"/>P <text:s text:c="4"/>Q <text:s text:c="2"/>R</text:p>
        <text:p text:style-name="Preformatted_20_Text"><text:s text:c="14"/>/</text:p>
        <text:p text:style-name="Preformatted_20_Text"><text:s text:c="13"/>S</text:p>
      </text:section>
      <text:h text:style-name="Heading_20_3" text:outline-level="3">Questions</text:h>
      <text:list text:style-name="L4">
        <text:list-item>
          <text:p text:style-name="P9">Cet arbre est-il binaire ?<text:line-break/>.................................................................... </text:p>
        </text:list-item>
        <text:list-item>
          <text:p text:style-name="P9">Quelles sont les feuilles ?<text:line-break/>.................................................................... </text:p>
        </text:list-item>
        <text:list-item>
          <text:p text:style-name="P9">Quelle est la taille ?<text:line-break/>.................................................................... </text:p>
        </text:list-item>
        <text:list-item>
          <text:p text:style-name="P9">Quelle est la hauteur ?<text:line-break/>.................................................................... </text:p>
        </text:list-item>
        <text:list-item>
          <text:p text:style-name="P9">Donner le parcours préfixe :<text:line-break/>.................................................................... </text:p>
        </text:list-item>
        <text:list-item>
          <text:p text:style-name="P9">Donner le parcours infixe :<text:line-break/>.................................................................... </text:p>
        </text:list-item>
        <text:list-item>
          <text:p text:style-name="P8">Donner le parcours suffixe :<text:line-break/>.................................................................... </text:p>
        </text:list-item>
      </text:list>
      <text:h text:style-name="Heading_20_2" text:outline-level="2">Exercice 3</text:h>
      <text:p text:style-name="Text_20_body">On considère l’arbre :</text:p>
      <text:section text:style-name="Sect1" text:name="Section2">
        <text:p text:style-name="P1"><text:bookmark text:name="code-block-viewer Copie 1"/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6"/>\ <text:s text:c="2"/>/ \</text:p>
        <text:p text:style-name="Preformatted_20_Text"><text:s text:c="7"/>D E <text:s text:c="2"/>F</text:p>
      </text:section>
      <text:h text:style-name="Heading_20_3" text:outline-level="3">Questions</text:h>
      <text:list text:style-name="L5">
        <text:list-item>
          <text:p text:style-name="P11">Cet arbre est-il binaire ?<text:line-break/>.................................................................... </text:p>
        </text:list-item>
        <text:list-item>
          <text:p text:style-name="P11">Quelles sont les feuilles ?<text:line-break/>.................................................................... </text:p>
        </text:list-item>
        <text:list-item>
          <text:p text:style-name="P11">Quelle est la taille ?<text:line-break/>.................................................................... </text:p>
        </text:list-item>
        <text:list-item>
          <text:p text:style-name="P11">Quelle est la hauteur ?<text:line-break/>.................................................................... </text:p>
        </text:list-item>
        <text:list-item>
          <text:p text:style-name="P11">Donner le parcours préfixe :<text:line-break/>.................................................................... </text:p>
        </text:list-item>
        <text:list-item>
          <text:p text:style-name="P11">Donner le parcours infixe :<text:line-break/>.................................................................... </text:p>
        </text:list-item>
        <text:list-item>
          <text:p text:style-name="P10"><text:soft-page-break/>Donner le parcours suffixe :<text:line-break/>.................................................................... </text:p>
        </text:list-item>
      </text:list>
      <text:h text:style-name="Heading_20_1" text:outline-level="1">4. Petit exercice type bac</text:h>
      <text:p text:style-name="Text_20_body">On considère l’arbre binaire suivant :</text:p>
      <text:section text:style-name="Sect1" text:name="Section3">
        <text:p text:style-name="P1"><text:bookmark text:name="code-block-viewer Copie 2"/><text:s text:c="10"/>R</text:p>
        <text:p text:style-name="Preformatted_20_Text"><text:s text:c="8"/>/ <text:s text:c="2"/>\</text:p>
        <text:p text:style-name="Preformatted_20_Text"><text:s text:c="7"/>S <text:s text:c="4"/>T</text:p>
        <text:p text:style-name="Preformatted_20_Text"><text:s text:c="6"/>/ \ <text:s text:c="4"/>\</text:p>
        <text:p text:style-name="Preformatted_20_Text"><text:s text:c="5"/>U <text:s text:c="2"/>V <text:s text:c="4"/>W</text:p>
        <text:p text:style-name="Preformatted_20_Text"><text:s text:c="14"/>/</text:p>
        <text:p text:style-name="Preformatted_20_Text"><text:s text:c="13"/>X</text:p>
      </text:section>
      <text:h text:style-name="Heading_20_3" text:outline-level="3">Questions</text:h>
      <text:list text:style-name="L6">
        <text:list-item>
          <text:p text:style-name="P13">Cet arbre est-il binaire ?<text:line-break/>.................................................................... </text:p>
        </text:list-item>
        <text:list-item>
          <text:p text:style-name="P13">Quelle est la racine ?<text:line-break/>.................................................................... </text:p>
        </text:list-item>
        <text:list-item>
          <text:p text:style-name="P13">Quelles sont les feuilles ?<text:line-break/>.................................................................... </text:p>
        </text:list-item>
        <text:list-item>
          <text:p text:style-name="P13">Quelle est la taille ?<text:line-break/>.................................................................... </text:p>
        </text:list-item>
        <text:list-item>
          <text:p text:style-name="P13">Quelle est la hauteur ?<text:line-break/>.................................................................... </text:p>
        </text:list-item>
        <text:list-item>
          <text:p text:style-name="P13">Donner le parcours préfixe.<text:line-break/>.................................................................... </text:p>
        </text:list-item>
        <text:list-item>
          <text:p text:style-name="P13">Donner le parcours infixe.<text:line-break/>.................................................................... </text:p>
        </text:list-item>
        <text:list-item>
          <text:p text:style-name="P12">Donner le parcours suffixe.<text:line-break/>.................................................................... </text:p>
        </text:list-item>
      </text:list>
      <text:h text:style-name="Heading_20_1" text:outline-level="1">5. Vrai ou faux ?</text:h>
      <text:h text:style-name="Heading_20_2" text:outline-level="2">a)</text:h>
      <text:p text:style-name="Text_20_body">Un arbre binaire est un arbre dans lequel chaque nœud a exactement deux enfants.<text:line-break/><text:span text:style-name="Strong_20_Emphasis">Vrai / Faux</text:span></text:p>
      <text:h text:style-name="Heading_20_2" text:outline-level="2">b)</text:h>
      <text:p text:style-name="Text_20_body">Dans un parcours préfixe, la racine est visitée en premier.<text:line-break/><text:span text:style-name="Strong_20_Emphasis">Vrai / Faux</text:span></text:p>
      <text:h text:style-name="Heading_20_2" text:outline-level="2"><text:soft-page-break/>c)</text:h>
      <text:p text:style-name="Text_20_body">Dans un parcours infixe, la racine est visitée au milieu.<text:line-break/><text:span text:style-name="Strong_20_Emphasis">Vrai / Faux</text:span></text:p>
      <text:h text:style-name="Heading_20_2" text:outline-level="2">d)</text:h>
      <text:p text:style-name="Text_20_body">Dans un parcours suffixe, la racine est visitée en dernier.<text:line-break/><text:span text:style-name="Strong_20_Emphasis">Vrai / Faux</text:span></text:p>
      <text:h text:style-name="Heading_20_2" text:outline-level="2">e)</text:h>
      <text:p text:style-name="Text_20_body">La taille d’un arbre correspond au nombre total de nœuds.<text:line-break/><text:span text:style-name="Strong_20_Emphasis">Vrai / Faux</text:span></text:p>
      <text:h text:style-name="Heading_20_1" text:outline-level="1">6. Bilan</text:h>
      <text:p text:style-name="Text_20_body">Compléter les phrases :</text:p>
      <text:list text:style-name="L7">
        <text:list-item>
          <text:p text:style-name="P15">Un arbre binaire est<text:line-break/>.................................................................... </text:p>
        </text:list-item>
        <text:list-item>
          <text:p text:style-name="P15">En préfixe, la racine est<text:line-break/>.................................................................... </text:p>
        </text:list-item>
        <text:list-item>
          <text:p text:style-name="P15">En infixe, la racine est<text:line-break/>.................................................................... </text:p>
        </text:list-item>
        <text:list-item>
          <text:p text:style-name="P15">En suffixe, la racine est<text:line-break/>.................................................................... </text:p>
        </text:list-item>
        <text:list-item>
          <text:p text:style-name="P15">La taille correspond à<text:line-break/>.................................................................... </text:p>
        </text:list-item>
        <text:list-item>
          <text:p text:style-name="P14">La hauteur correspond à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Exemple guidé</text:h>
      <text:list text:style-name="L8">
        <text:list-item>
          <text:p text:style-name="P17">oui </text:p>
        </text:list-item>
        <text:list-item>
          <text:p text:style-name="P17">D, E, F, G </text:p>
        </text:list-item>
        <text:list-item>
          <text:p text:style-name="P17">A, B, C </text:p>
        </text:list-item>
        <text:list-item>
          <text:p text:style-name="P17">7 </text:p>
        </text:list-item>
        <text:list-item>
          <text:p text:style-name="P17">2 </text:p>
        </text:list-item>
        <text:list-item>
          <text:p text:style-name="P17">A, B, D, E, C, F, G </text:p>
        </text:list-item>
        <text:list-item>
          <text:p text:style-name="P17">D, B, E, A, F, C, G </text:p>
        </text:list-item>
        <text:list-item>
          <text:p text:style-name="P16">D, E, B, F, G, C, A </text:p>
        </text:list-item>
      </text:list>
      <text:h text:style-name="Heading_20_2" text:outline-level="2"><text:soft-page-break/>Exercice 1</text:h>
      <text:list text:style-name="L9">
        <text:list-item>
          <text:p text:style-name="P19">un arbre où chaque nœud a au plus deux enfants </text:p>
        </text:list-item>
        <text:list-item>
          <text:p text:style-name="P19">en premier </text:p>
        </text:list-item>
        <text:list-item>
          <text:p text:style-name="P19">au milieu </text:p>
        </text:list-item>
        <text:list-item>
          <text:p text:style-name="P18">en dernier </text:p>
        </text:list-item>
      </text:list>
      <text:h text:style-name="Heading_20_2" text:outline-level="2">Exercice 2</text:h>
      <text:list text:style-name="L10">
        <text:list-item>
          <text:p text:style-name="P21">oui </text:p>
        </text:list-item>
        <text:list-item>
          <text:p text:style-name="P21">P, Q, S </text:p>
        </text:list-item>
        <text:list-item>
          <text:p text:style-name="P21">7 </text:p>
        </text:list-item>
        <text:list-item>
          <text:p text:style-name="P21">3 </text:p>
        </text:list-item>
        <text:list-item>
          <text:p text:style-name="P21">M, N, P, O, Q, R, S </text:p>
        </text:list-item>
        <text:list-item>
          <text:p text:style-name="P21">P, N, M, Q, O, S, R </text:p>
        </text:list-item>
        <text:list-item>
          <text:p text:style-name="P20">P, N, Q, S, R, O, M </text:p>
        </text:list-item>
      </text:list>
      <text:h text:style-name="Heading_20_2" text:outline-level="2">Exercice 3</text:h>
      <text:list text:style-name="L11">
        <text:list-item>
          <text:p text:style-name="P23">oui </text:p>
        </text:list-item>
        <text:list-item>
          <text:p text:style-name="P23">D, E, F </text:p>
        </text:list-item>
        <text:list-item>
          <text:p text:style-name="P23">6 </text:p>
        </text:list-item>
        <text:list-item>
          <text:p text:style-name="P23">2 </text:p>
        </text:list-item>
        <text:list-item>
          <text:p text:style-name="P23">A, B, D, C, E, F </text:p>
        </text:list-item>
        <text:list-item>
          <text:p text:style-name="P23">B, D, A, E, C, F </text:p>
        </text:list-item>
        <text:list-item>
          <text:p text:style-name="P22">D, B, E, F, C, A </text:p>
        </text:list-item>
      </text:list>
      <text:h text:style-name="Heading_20_2" text:outline-level="2">Petit exercice type bac</text:h>
      <text:list text:style-name="L12">
        <text:list-item>
          <text:p text:style-name="P25">oui </text:p>
        </text:list-item>
        <text:list-item>
          <text:p text:style-name="P25">R </text:p>
        </text:list-item>
        <text:list-item>
          <text:p text:style-name="P25">U, V, X </text:p>
        </text:list-item>
        <text:list-item>
          <text:p text:style-name="P25">7 </text:p>
        </text:list-item>
        <text:list-item>
          <text:p text:style-name="P25">3 </text:p>
        </text:list-item>
        <text:list-item>
          <text:p text:style-name="P25">R, S, U, V, T, W, X </text:p>
        </text:list-item>
        <text:list-item>
          <text:p text:style-name="P25">U, S, V, R, T, X, W </text:p>
        </text:list-item>
        <text:list-item>
          <text:p text:style-name="P24">U, V, S, X, W, T, R </text:p>
        </text:list-item>
      </text:list>
      <text:h text:style-name="Heading_20_2" text:outline-level="2">Vrai ou faux</text:h>
      <text:p text:style-name="Text_20_body">a) <text:span text:style-name="Strong_20_Emphasis">Faux</text:span><text:line-break/>b) <text:span text:style-name="Strong_20_Emphasis">Vrai</text:span><text:line-break/>c) <text:span text:style-name="Strong_20_Emphasis">Vrai</text:span><text:line-break/>d) <text:span text:style-name="Strong_20_Emphasis">Vrai</text:span><text:line-break/>e) <text:span text:style-name="Strong_20_Emphasis">Vrai</text:span></text:p>
      <text:h text:style-name="Heading_20_2" text:outline-level="2"><text:soft-page-break/>Bilan possible</text:h>
      <text:list text:style-name="L13">
        <text:list-item>
          <text:p text:style-name="P27">un arbre où chaque nœud a au plus deux enfants </text:p>
        </text:list-item>
        <text:list-item>
          <text:p text:style-name="P27">en premier </text:p>
        </text:list-item>
        <text:list-item>
          <text:p text:style-name="P27">au milieu </text:p>
        </text:list-item>
        <text:list-item>
          <text:p text:style-name="P27">en dernier </text:p>
        </text:list-item>
        <text:list-item>
          <text:p text:style-name="P27">le nombre total de nœuds </text:p>
        </text:list-item>
        <text:list-item>
          <text:p text:style-name="P26">le nombre d’arêtes du plus long chemin entre la racine et une feuille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On considère l’arbre :</text:p>
      <text:section text:style-name="Sect1" text:name="Section4">
        <text:p text:style-name="P1"><text:bookmark text:name="code-block-viewer Copie 3"/><text:s text:c="6"/>A</text:p>
        <text:p text:style-name="Preformatted_20_Text"><text:s text:c="5"/>/ \</text:p>
        <text:p text:style-name="Preformatted_20_Text"><text:s text:c="4"/>B <text:s text:c="2"/>C</text:p>
        <text:p text:style-name="Preformatted_20_Text"><text:s text:c="7"/>/</text:p>
        <text:p text:style-name="Preformatted_20_Text"><text:s text:c="6"/>D</text:p>
      </text:section>
      <text:list text:style-name="L14">
        <text:list-item>
          <text:p text:style-name="P29">Cet arbre est-il binaire ? </text:p>
        </text:list-item>
        <text:list-item>
          <text:p text:style-name="P29">Quelles sont les feuilles ? </text:p>
        </text:list-item>
        <text:list-item>
          <text:p text:style-name="P29">Quelle est la taille ? </text:p>
        </text:list-item>
        <text:list-item>
          <text:p text:style-name="P29">Quelle est la hauteur ? </text:p>
        </text:list-item>
        <text:list-item>
          <text:p text:style-name="P28">Donner le parcours préfixe. </text:p>
        </text:list-item>
      </text:list>
      <text:h text:style-name="Heading_20_2" text:outline-level="2">Exercice 2</text:h>
      <text:p text:style-name="Text_20_body">Expliquer en une phrase la différence entre préfixe, infixe et suffixe.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Pourquoi un arbre binaire peut-il avoir un nœud avec un seul enfant ?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56:18.987274425</meta:creation-date>
    <dc:date>2026-04-20T15:02:33.193130459</dc:date>
    <meta:editing-duration>PT1M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7" meta:paragraph-count="179" meta:word-count="879" meta:character-count="7032" meta:non-whitespace-character-count="6064"/>
  </office:meta>
</office:document-meta>
</file>